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style:font-name="Arial" fo:font-size="12pt" fo:letter-spacing="normal" style:font-size-asian="12pt" style:font-size-complex="12pt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11pt" fo:letter-spacing="normal" style:font-size-asian="11pt" style:font-size-complex="11pt"/>
    </style:style>
    <style:style style:name="P7" style:family="paragraph" style:parent-style-name="Preformatted_20_Text">
      <style:paragraph-properties fo:orphans="2" fo:widows="2"/>
      <style:text-properties style:font-name="Arial" fo:font-size="11pt" style:font-size-asian="11pt" style:font-size-complex="11pt"/>
    </style:style>
    <style:style style:name="P8" style:family="paragraph" style:parent-style-name="Preformatted_20_Text">
      <style:paragraph-properties fo:orphans="2" fo:widows="2"/>
      <style:text-properties style:font-name="Arial" fo:font-size="12pt" style:font-size-asian="12pt" style:font-size-complex="12pt"/>
    </style:style>
    <style:style style:name="P9" style:family="paragraph" style:parent-style-name="Preformatted_20_Text">
      <style:paragraph-properties fo:orphans="2" fo:widows="2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orphans="2" fo:widows="2"/>
      <style:text-properties style:font-name="Arial" fo:font-size="12pt" fo:font-weight="bold" style:font-size-asian="12pt" style:font-size-complex="12pt"/>
    </style:style>
    <style:style style:name="P11" style:family="paragraph" style:parent-style-name="Preformatted_20_Text">
      <style:paragraph-properties fo:orphans="2" fo:widows="2"/>
      <style:text-properties style:font-name="Courier New" fo:font-size="11pt" style:font-size-asian="11pt" style:font-size-complex="11pt"/>
    </style:style>
    <style:style style:name="P12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style:font-name="Arial" fo:letter-spacing="normal" fo:font-style="normal" fo:font-weight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riend of the Devil - Garcia/Hunter/Dawson</text:p>
      <text:p text:style-name="P2"/>
      <text:p text:style-name="P8"><text:span text:style-name="T2">G <text:s text:c="41"/>C</text:span></text:p>
      <text:p text:style-name="P4"><text:span text:style-name="T1">I lit out from Reno, <text:s text:c="2"/>I was trailed by twenty hounds</text:span></text:p>
      <text:p text:style-name="P4"><text:span text:style-name="T1">Didn't get to sleep that night 'Till the morning came around.</text:span></text:p>
      <text:p text:style-name="P8"/>
      <text:p text:style-name="P9">Chorus:</text:p>
      <text:p text:style-name="P2">(D)<text:tab/>Set out runnin' but I take my time</text:p>
      <text:p text:style-name="P4"><text:span text:style-name="T1">(Am)<text:tab/>A friend of the devil is a friend of mine</text:span></text:p>
      <text:p text:style-name="P4">(<text:span text:style-name="T1">D) <text:tab/>If I get home before daylight, </text:span></text:p>
      <text:p text:style-name="P4"><text:s text:c="2"/><text:span text:style-name="T1">Am <text:s text:c="25"/>C <text:s text:c="6"/>D</text:span></text:p>
      <text:p text:style-name="P2">I just might get some sleep tonight.</text:p>
      <text:p text:style-name="P8"/>
      <text:p text:style-name="P2">Ran into the devil, babe,<text:tab/><text:tab/>He loaned me twenty bills</text:p>
      <text:p text:style-name="P2">I spent the night in Utah, <text:tab/><text:tab/>In a cave up in the hills.</text:p>
      <text:p text:style-name="P8"/>
      <text:p text:style-name="P9">Chorus</text:p>
      <text:p text:style-name="P9"/>
      <text:p text:style-name="P2">I ran down to the levee<text:tab/><text:tab/>But the devil caught me there</text:p>
      <text:p text:style-name="P2">He took my twenty dollar bill<text:tab/><text:tab/>And vanished in the air.</text:p>
      <text:p text:style-name="P8"/>
      <text:p text:style-name="P9">Chorus</text:p>
      <text:p text:style-name="P9"/>
      <text:p text:style-name="P10"><text:span text:style-name="T5">Bridge</text:span></text:p>
      <text:p text:style-name="P2">D<text:tab/>Got two reasons why I cry <text:s text:c="4"/>Away each lonely night,</text:p>
      <text:p text:style-name="P4"><text:span text:style-name="T1">C<text:tab/>The first one's named Sweet Anne Marie, <text:s/>And she's my hearts delight.</text:span></text:p>
      <text:p text:style-name="P4"><text:span text:style-name="T1">D<text:tab/>The second one is prison, baby, <text:s/>The sheriff's on my trail,</text:span></text:p>
      <text:p text:style-name="P4"><text:span text:style-name="T1">Am <text:s text:c="52"/>C <text:s text:c="15"/>D</text:span></text:p>
      <text:p text:style-name="P4"><text:span text:style-name="T1"><text:tab/>And if he catches up with me, I'll spend my life in jail.</text:span></text:p>
      <text:p text:style-name="P2"/>
      <text:p text:style-name="P3">Solos over verse and chorus</text:p>
      <text:p text:style-name="P3"/>
      <text:p text:style-name="P8"><text:span text:style-name="T2">Got a wife in Chino, babe, <text:tab/><text:tab/>And one in Cherokee</text:span></text:p>
      <text:p text:style-name="P2">First one says she's got my child,<text:tab/>But it don't look like me.</text:p>
      <text:p text:style-name="P8"/>
      <text:p text:style-name="P9">Chorus</text:p>
      <text:p text:style-name="P9">Bridge</text:p>
      <text:p text:style-name="P2"/>
      <text:p text:style-name="P8"><text:span text:style-name="T2">Got a wife in Chino, babe, <text:tab/><text:tab/>And one in Cherokee</text:span></text:p>
      <text:p text:style-name="P2">First one says she's got my child,<text:tab/>But it don't look like me.</text:p>
      <text:p text:style-name="P2"><text:span text:style-name="T4"/></text:p>
      <text:p text:style-name="P3">Chorus</text:p>
      <text:p text:style-name="P3"/>
      <text:p text:style-name="P2"><text:span text:style-name="T6"/></text:p>
      <text:p text:style-name="P2"><text:span text:style-name="T6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oft-page-break/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5">Bob Intro - Fast Version</text:p>
      <text:p text:style-name="P6"><text:s text:c="4"/><text:span text:style-name="T1">G <text:s text:c="11"/>C</text:span></text:p>
      <text:p text:style-name="P5">e----------------------------- </text:p>
      <text:p text:style-name="P5">B----------------------------- </text:p>
      <text:p text:style-name="P5">G---0------------------------- </text:p>
      <text:p text:style-name="P5">D------4--2--0---------------- </text:p>
      <text:p text:style-name="P5">A----------------3--2--0------ </text:p>
      <text:p text:style-name="P5">E--------------------------3-- </text:p>
      <text:p text:style-name="P5">Jerry Parts - Fast Version</text:p>
      <text:p text:style-name="P5">e-----------------|-----------------------------------------</text:p>
      <text:p text:style-name="P5">B-----------------|-----------------------------------------</text:p>
      <text:p text:style-name="P5">G-------0--0h2--0-|-----0--2h4--4p2-0--------2p0-0-0-0h2-0-0</text:p>
      <text:p text:style-name="P5">D-0h1h2-----------|-0h4----------------0h1h2----------------</text:p>
      <text:p text:style-name="P5">A-----------------|-----------------------------------------</text:p>
      <text:p text:style-name="P5">E-----------------|-----------------------------------------</text:p>
      <text:p text:style-name="P11"/>
      <text:p text:style-name="P5">e-------------------------------------------------- </text:p>
      <text:p text:style-name="P5">B------------0h1h3---3h5--3------------------------ </text:p>
      <text:p text:style-name="P5">G-0--0--4p0------------------5--5-------2p0-----0-- </text:p>
      <text:p text:style-name="P5">D----------------------------------1^2-------2----- </text:p>
      <text:p text:style-name="P5">A-------------------------------------------------- </text:p>
      <text:p text:style-name="P5">E-------------------------------------------------- </text:p>
      <text:p text:style-name="P11"/>
      <text:p text:style-name="P5">e--------------------0-------------------- </text:p>
      <text:p text:style-name="P5">B------------0h1h3------3--1---1--1------- </text:p>
      <text:p text:style-name="P5">G-0--0--4p0--------------------------2p0-- </text:p>
      <text:p text:style-name="P5">D----------------------------------------- </text:p>
      <text:p text:style-name="P5">A----------------------------------------- </text:p>
      <text:p text:style-name="P5">E----------------------------------------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14:05:29</meta:creation-date>
    <meta:document-statistic meta:table-count="0" meta:image-count="0" meta:object-count="0" meta:page-count="2" meta:paragraph-count="57" meta:word-count="300" meta:character-count="2401" meta:non-whitespace-character-count="2005"/>
    <dc:date>2013-01-12T14:17:13</dc:date>
    <meta:editing-duration>PT11M44S</meta:editing-duration>
    <meta:editing-cycles>1</meta:editing-cycles>
    <meta:generator>LibreOffice/3.4$Unix LibreOffice_project/340m1$Build-302</meta:generator>
  </office:meta>
</office:document-meta>
</file>